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P3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nguage naturel « Création de Picross »</text:p>
      <text:p text:style-name="P1"><text:span text:style-name="T1"/></text:p>
      <text:p text:style-name="P4"><text:span text:style-name="T1">Initialisation :</text:span></text:p>
      <text:p text:style-name="P1"><text:span text:style-name="T1"/></text:p>
      <text:p text:style-name="P2">Ouvrir une fenêtre Picross 5x5 vide</text:p>
      <text:p text:style-name="P2">Tant que bouton « valider » pas cliquer</text:p>
      <text:p text:style-name="P2"><text:tab/>Cliquer sur les cases et remplir la grille</text:p>
      <text:p text:style-name="P1"><text:span text:style-name="T1"/></text:p>
      <text:p text:style-name="P4"><text:span text:style-name="T1">Traitement :</text:span></text:p>
      <text:p text:style-name="P1"><text:span text:style-name="T1"/></text:p>
      <text:p text:style-name="P2">For <text:s/>CASE_X <text:s/>in range(NBR_CARRE_CENTRAL)<text:tab/>(« Pour chaque ligne ») : </text:p>
      <text:p text:style-name="P2"><text:tab/>GRILLE_GAUCHE = []<text:tab/><text:tab/>(« initalisée comme vide »)</text:p>
      <text:p text:style-name="P2"><text:s text:c="5"/><text:tab/>PRECEDENT=0<text:tab/><text:tab/>(« initialise PRECEDENT à 0 »)</text:p>
      <text:p text:style-name="P2"/>
      <text:p text:style-name="P2"><text:tab/>For <text:s/>CASE_Y in range(NBR_CARRE_CENTRAL) (« Pour chaque <text:tab/><text:tab/><text:tab/>colonne ») :</text:p>
      <text:p text:style-name="P2"/>
      <text:p text:style-name="P2"><text:tab/><text:tab/>si MATRICE_GRILLE(CASE_X;CASE_Y)=1 et PRECEDENT=0</text:p>
      <text:p text:style-name="P2"><text:tab/><text:tab/><text:tab/>on ajoute une valeur a la liste 1</text:p>
      <text:p text:style-name="P2"><text:tab/><text:tab/>si MATRICE_GRILLE (CASE_X;CASE_Y)=1 et PRECEDENT=1</text:p>
      <text:p text:style-name="P2"><text:tab/><text:tab/><text:tab/>on ajoute 1 à l'index actuel déjà présent</text:p>
      <text:p text:style-name="P2"><text:tab/><text:tab/>PRECEDENT = CASE_X</text:p>
      <text:p text:style-name="P2"><text:tab/>si en fin de boucle, liste GRILLE_GAUCHE=[] (« si liste est vide »)</text:p>
      <text:p text:style-name="P2"><text:tab/><text:tab/>on ajoute une valeur a la liste vide, on ajoute 0 (.append)</text:p>
      <text:p text:style-name="P2"/>
      <text:p text:style-name="P2"><text:tab/>(dans le cas d'utilisation de listes)</text:p>
      <text:p text:style-name="P2"><text:tab/>on renverse le sens de la liste (.reverse)</text:p>
      <text:p text:style-name="P2"/>
      <text:p text:style-name="P2">For CASE_Y in range(NBR_CARRE_CENTRAL)<text:tab/>(« Pour chaque colonne »)</text:p>
      <text:p text:style-name="P2"><text:tab/>GRILLE_HAUT = []<text:tab/><text:tab/> (« initalisée comme vide »)</text:p>
      <text:p text:style-name="P2"><text:tab/>PRECEDENT=0<text:tab/><text:tab/>(« initialise PRECEDENT à 0 »)</text:p>
      <text:p text:style-name="P2"/>
      <text:p text:style-name="P2"><text:tab/>For CASE_X in range(NBR_CARRE_CENTRAL)<text:tab/>(« Pour chaque <text:tab/>ligne ») : </text:p>
      <text:p text:style-name="P2"><text:tab/><text:tab/>si MATRICE_GRILLE(CASE_X;CASE_Y)=1 et PRECEDENT=0</text:p>
      <text:p text:style-name="P2"><text:tab/><text:tab/><text:tab/>on ajoute une valeur a la liste 1</text:p>
      <text:p text:style-name="P2"><text:tab/><text:tab/>si MATRICE_GRILLE(CASE_X;CASE_Y)=1 et PRECEDENT=1</text:p>
      <text:p text:style-name="P2"><text:tab/><text:tab/><text:tab/>on ajoute 1 à l'index actuel déjà présent</text:p>
      <text:p text:style-name="P2"><text:tab/><text:tab/>PRECEDENT = CASE_Y</text:p>
      <text:p text:style-name="P2"><text:tab/>si <text:s/>en fin de boucle, liste GRILLE_GAUCHE=[] (« si liste est vide »)</text:p>
      <text:p text:style-name="P2"><text:tab/><text:tab/>on ajoute une valeur à la liste, on ajoute 0 (.append)</text:p>
      <text:p text:style-name="P2"/>
      <text:p text:style-name="P2"><text:tab/>(dans le cas d'utilisation de listes)</text:p>
      <text:p text:style-name="P2"><text:tab/>on renverse le sens de la liste (.revers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Quentin Le Go</meta:initial-creator>
    <meta:creation-date>2016-05-17T23:10:17.64</meta:creation-date>
    <dc:date>2016-05-21T19:49:12.48</dc:date>
    <dc:creator>Quentin Le Go</dc:creator>
    <meta:editing-duration>PT2H29M9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32" meta:word-count="234" meta:character-count="1463"/>
  </office:meta>
</office:document-meta>
</file>